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0D0000000D21F9D23240B21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Удаление всех прав</text:h>
      <text:section text:style-name="Sect1" text:name="i346">
        <text:p text:style-name="P2">Если в процессе редактирования прав (в любом редакторе) вы сбросите все права на объект конфигурации у некоторой роли, то при следующем открытии редактора прав такая роль уже не будет показана в таблице. В редакторе прав роли, соответственно, не будет показан объект конфигурации, которого "лишили" прав.</text:p>
        <text:p text:style-name="P1">Если вы сознательно хотите удалить все права и больше не видеть, например, этоу роль в редакторе прав объекта конфигурации, вы можете нажать <draw:frame draw:style-name="fr1" draw:name="Изображение1" text:anchor-type="as-char" svg:width="0.344cm" svg:height="0.344cm" draw:z-index="0"><draw:image xlink:href="Pictures/100000000000000D0000000D21F9D23240B21F21.png" xlink:type="simple" xlink:show="embed" xlink:actuate="onLoad"/><svg:title>004-16.png</svg:title></draw:frame> в командной панели. В результате права будут сброшены, и роль сразу исчезнет из редактора.</text:p>
        <text:h text:style-name="P5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i155.html?_=1542292896#i155" text:style-name="Internet_20_link" text:visited-style-name="Visited_20_Internet_20_Link"><text:span text:style-name="T1">Редактирование прав</text:span></text:a></text:p>
        <text:h text:style-name="P3" text:outline-level="4">Сценарии работы</text:h>
        <text:p text:style-name="Text_20_body">‣ <text:a xlink:type="simple" xlink:href="https://its.1c.ru/db/content/edtdoc/src/i347.html?_=1542292896#i347" text:style-name="Internet_20_link" text:visited-style-name="Visited_20_Internet_20_Link"><text:span text:style-name="T1">Установка прав в нестандартное состояние</text:span></text:a></text:p>
        <text:h text:style-name="P3" text:outline-level="4">Справочник</text:h>
        <text:p text:style-name="Text_20_body">‣ <text:a xlink:type="simple" xlink:href="https://its.1c.ru/db/content/edtdoc/src/i049.html?_=1542292896#i049" text:style-name="Internet_20_link" text:visited-style-name="Visited_20_Internet_20_Link"><text:span text:style-name="T1">Редактор прав роли</text:span></text:a></text:p>
        <text:p text:style-name="Text_20_body">‣ <text:a xlink:type="simple" xlink:href="https://its.1c.ru/db/content/edtdoc/src/i344.html?_=1542292896#i344" text:style-name="Internet_20_link" text:visited-style-name="Visited_20_Internet_20_Link"><text:span text:style-name="T1">Редактор прав объекта конфигурации</text:span></text:a></text:p>
        <text:p text:style-name="Text_20_body">‣ <text:a xlink:type="simple" xlink:href="https://its.1c.ru/db/content/edtdoc/src/i046.html?_=1542292896#i046" text:style-name="Internet_20_link" text:visited-style-name="Visited_20_Internet_20_Link"><text:span text:style-name="T1">Редактор </text:span></text:a><text:a xlink:type="simple" xlink:href="https://its.1c.ru/db/content/edtdoc/src/i046.html?_=1542292896#i046" text:style-name="Internet_20_link" text:visited-style-name="Visited_20_Internet_20_Link"><text:span text:style-name="T2">Все рол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2:07.592843169</dc:date>
    <meta:editing-duration>PT9H13M14S</meta:editing-duration>
    <meta:editing-cycles>153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12" meta:character-count="750" meta:non-whitespace-character-count="649"/>
  </office:meta>
</office:document-meta>
</file>